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nl" fo:country="NL"/>
    </style:style>
    <style:style style:name="T2" style:parent-style-name="Standaardalinea-lettertype" style:family="text">
      <style:text-properties fo:language="nl" fo:country="NL"/>
    </style:style>
    <style:style style:name="P3" style:parent-style-name="Standaard" style:family="paragraph">
      <style:text-properties fo:language="nl" fo:country="NL"/>
    </style:style>
    <style:style style:name="P4" style:parent-style-name="Standaard" style:family="paragraph">
      <style:text-properties fo:language="nl" fo:country="NL"/>
    </style:style>
    <style:style style:name="T5" style:parent-style-name="Standaardalinea-lettertype" style:family="text">
      <style:text-properties fo:language="nl" fo:country="NL"/>
    </style:style>
    <style:style style:name="P6" style:parent-style-name="Standaard" style:family="paragraph">
      <style:text-properties fo:language="nl" fo:country="NL"/>
    </style:style>
    <style:style style:name="P7" style:parent-style-name="Standaard" style:family="paragraph">
      <style:text-properties fo:language="nl" fo:country="NL"/>
    </style:style>
    <style:style style:name="T8" style:parent-style-name="Standaardalinea-lettertype" style:family="text">
      <style:text-properties fo:language="nl" fo:country="NL"/>
    </style:style>
    <style:style style:name="P9" style:parent-style-name="Standaard" style:family="paragraph">
      <style:text-properties fo:language="nl" fo:country="NL"/>
    </style:style>
    <style:style style:name="T10" style:parent-style-name="Standaardalinea-lettertype" style:family="text">
      <style:text-properties fo:language="nl" fo:country="NL"/>
    </style:style>
    <style:style style:name="P11" style:parent-style-name="Standaard" style:family="paragraph">
      <style:text-properties fo:language="nl" fo:country="NL"/>
    </style:style>
    <style:style style:name="P12" style:parent-style-name="Standaard" style:family="paragraph">
      <style:text-properties fo:language="nl" fo:country="NL"/>
    </style:style>
    <style:style style:name="T13" style:parent-style-name="Standaardalinea-lettertype" style:family="text">
      <style:text-properties fo:language="nl" fo:country="NL"/>
    </style:style>
    <style:style style:name="P14" style:parent-style-name="Standaard" style:family="paragraph">
      <style:text-properties fo:language="nl" fo:country="NL"/>
    </style:style>
    <style:style style:name="T15" style:parent-style-name="Standaardalinea-lettertype" style:family="text">
      <style:text-properties fo:language="nl" fo:country="NL"/>
    </style:style>
    <style:style style:name="P16" style:parent-style-name="Standaard" style:family="paragraph">
      <style:text-properties fo:language="nl" fo:country="N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Oef8</text:p>
      <text:p text:style-name="Standaard"><text:span text:style-name="T2"><draw:frame draw:style-name="a0" draw:name="Afbeelding 1" text:anchor-type="as-char" svg:x="0in" svg:y="0in" svg:width="2.27966in" svg:height="1.91623in" style:rel-width="scale" style:rel-height="scale"><draw:image xlink:href="media/image1.png" xlink:type="simple" xlink:show="embed" xlink:actuate="onLoad"/><svg:title/><svg:desc>Afbeelding met tekst

Automatisch gegenereerde beschrijving</svg:desc></draw:frame></text:span></text:p>
      <text:p text:style-name="P3"/>
      <text:p text:style-name="P4">Oef9</text:p>
      <text:p text:style-name="Standaard"><text:span text:style-name="T5"><draw:frame draw:style-name="a1" draw:name="Afbeelding 2" text:anchor-type="as-char" svg:x="0in" svg:y="0in" svg:width="2.66717in" svg:height="2.24654in" style:rel-width="scale" style:rel-height="scale"><draw:image xlink:href="media/image2.png" xlink:type="simple" xlink:show="embed" xlink:actuate="onLoad"/><svg:title/><svg:desc>Afbeelding met tekst

Automatisch gegenereerde beschrijving</svg:desc></draw:frame></text:span></text:p>
      <text:p text:style-name="P6"/>
      <text:p text:style-name="P7">Oef10</text:p>
      <text:p text:style-name="Standaard"><text:span text:style-name="T8"><draw:frame draw:style-name="a2" draw:name="Afbeelding 3" text:anchor-type="as-char" svg:x="0in" svg:y="0in" svg:width="2.54944in" svg:height="1.45682in" style:rel-width="scale" style:rel-height="scale"><draw:image xlink:href="media/image3.png" xlink:type="simple" xlink:show="embed" xlink:actuate="onLoad"/><svg:title/><svg:desc>Afbeelding met tekst

Automatisch gegenereerde beschrijving</svg:desc></draw:frame></text:span></text:p>
      <text:p text:style-name="P9">Oef11</text:p>
      <text:p text:style-name="Standaard"><text:span text:style-name="T10"><draw:frame draw:style-name="a3" draw:name="Afbeelding 4" text:anchor-type="as-char" svg:x="0in" svg:y="0in" svg:width="2.66488in" svg:height="1.49672in" style:rel-width="scale" style:rel-height="scale"><draw:image xlink:href="media/image4.png" xlink:type="simple" xlink:show="embed" xlink:actuate="onLoad"/><svg:title/><svg:desc>Afbeelding met tekst

Automatisch gegenereerde beschrijving</svg:desc></draw:frame></text:span></text:p>
      <text:p text:style-name="P11"/>
      <text:soft-page-break/>
      <text:p text:style-name="P12">Oef12</text:p>
      <text:p text:style-name="Standaard"><text:span text:style-name="T13"><draw:frame draw:style-name="a4" draw:name="Afbeelding 5" text:anchor-type="as-char" svg:x="0in" svg:y="0in" svg:width="2.51696in" svg:height="2.30245in" style:rel-width="scale" style:rel-height="scale"><draw:image xlink:href="media/image5.png" xlink:type="simple" xlink:show="embed" xlink:actuate="onLoad"/><svg:title/><svg:desc>Afbeelding met tekst

Automatisch gegenereerde beschrijving</svg:desc></draw:frame></text:span></text:p>
      <text:p text:style-name="P14">Oef13</text:p>
      <text:p text:style-name="Standaard"><text:span text:style-name="T15"><draw:frame draw:style-name="a5" draw:name="Afbeelding 6" text:anchor-type="as-char" svg:x="0in" svg:y="0in" svg:width="3.57841in" svg:height="2.58369in" style:rel-width="scale" style:rel-height="scale"><draw:image xlink:href="media/image6.png" xlink:type="simple" xlink:show="embed" xlink:actuate="onLoad"/><svg:title/><svg:desc>Afbeelding met tekst

Automatisch gegenereerde beschrijving</svg:desc></draw:frame></text:span>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m Baijens</meta:initial-creator>
    <dc:creator>Sem Baijens</dc:creator>
    <meta:creation-date>2021-09-19T20:16:00Z</meta:creation-date>
    <dc:date>2021-09-19T20:28:00Z</dc:date>
    <meta:template xlink:href="Normal" xlink:type="simple"/>
    <meta:editing-cycles>1</meta:editing-cycles>
    <meta:editing-duration>PT720S</meta:editing-duration>
    <meta:document-statistic meta:page-count="2" meta:paragraph-count="1" meta:word-count="7" meta:character-count="49" meta:row-count="1" meta:non-whitespace-character-count="43"/>
  </office:meta>
</office:document-meta>
</file>